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2012.eswc-conferences.org/program/demos">http://2012.eswc-conferences.org/program/demos</text:a></text:p>
      <text:p text:style-name="Standard"/>
      <text:p text:style-name="Standard">Le papier doit indiquer ce qu'on présente dans la démo</text:p>
      <text:p text:style-name="Standard">sur quels recherches on se base</text:p>
      <text:p text:style-name="Standard">quels technos on utilise</text:p>
      <text:p text:style-name="Standard">présenter les différences avec les autres solutions.</text:p>
      <text:p text:style-name="Standard">5pages <text:span text:style-name="T1">max</text:span> (c'est court)</text:p>
      <text:p text:style-name="Standard">présenter l'ontologie utilisée</text:p>
      <text:p text:style-name="Standard">mettre des catures d'écran</text:p>
      <text:p text:style-name="Standard">pourquoi le WS est important dans cet outil</text:p>
      <text:p text:style-name="Standard">parler du WF de traitement des newsinformationquels sont les challenges du projet</text:p>
      <text:p text:style-name="Standard">liste des questions auquelles on veut répondre en intro</text:p>
      <text:p text:style-name="P1"/>
      <text:p text:style-name="Standard">Titre :</text:p>
      <text:p text:style-name="Standard"/>
      <text:p text:style-name="Standard">Abstract</text:p>
      <text:p text:style-name="Standard">Keywords : Linked Data, data aggregation</text:p>
      <text:h text:style-name="Heading_20_2" text:outline-level="2">1. Motivation</text:h>
      <text:p text:style-name="Text_20_body">Quels sont les challenges</text:p>
      <text:list xml:id="list1559868728" text:style-name="L2">
        <text:list-item>
          <text:p text:style-name="P3">Meilleur acces aux news</text:p>
        </text:list-item>
      </text:list>
      <text:p text:style-name="Text_20_body"/>
      <text:p text:style-name="Text_20_body">comparaison avec les autres solutions</text:p>
      <text:h text:style-name="Heading_20_2" text:outline-level="2">2. ZONE App Description</text:h>
      <text:p text:style-name="Text_20_body">Sur quelles recherches on se base</text:p>
      <text:p text:style-name="Text_20_body">présenter ontologie</text:p>
      <text:p text:style-name="Text_20_body">wf de traitement</text:p>
      <text:p text:style-name="Text_20_body"/>
      <text:h text:style-name="Heading_20_2" text:outline-level="2">3. Demonstration content</text:h>
      <text:p text:style-name="Text_20_body">Comment se déroule la démo, captures</text:p>
      <text:h text:style-name="Heading_20_2" text:outline-level="2">4. Conclusion and futur Work</text:h>
      <text:p text:style-name="Text_20_body">Challenges qui restent à résoudre :</text:p>
      <text:list xml:id="list1224590909" text:style-name="L1">
        <text:list-item>
          <text:p text:style-name="P2">tech : faire des liens vers openData et du raisoning</text:p>
        </text:list-item>
        <text:list-item>
          <text:p text:style-name="P2">com : trouver moyen de pérenniser le projet</text:p>
        </text:list-item>
      </text:list>
      <text:h text:style-name="Heading_20_2" text:outline-level="2">4. Acknowledgments</text:h>
      <text:p text:style-name="Text_20_body">Travail soutenu par INRIA..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Desclaux</meta:initial-creator>
    <meta:creation-date>2013-01-16T09:04:51</meta:creation-date>
    <meta:generator>LibreOffice/3.5$Linux_X86_64 LibreOffice_project/350m1$Build-2</meta:generator>
    <dc:date>2013-01-25T18:08:18</dc:date>
    <dc:creator>Christophe Desclaux</dc:creator>
    <meta:editing-duration>P6DT6H52M45S</meta:editing-duration>
    <meta:editing-cycles>3</meta:editing-cycles>
    <meta:document-statistic meta:table-count="0" meta:image-count="0" meta:object-count="0" meta:page-count="1" meta:paragraph-count="30" meta:word-count="153" meta:character-count="976" meta:non-whitespace-character-count="855"/>
  </office:meta>
</office:document-meta>
</file>